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13.82cm"/>
    </style:style>
    <style:style style:name="co7" style:family="table-column">
      <style:table-column-properties fo:break-before="auto" style:column-width="30.93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8.193cm"/>
    </style:style>
    <style:style style:name="co10" style:family="table-column">
      <style:table-column-properties fo:break-before="auto" style:column-width="7.303cm"/>
    </style:style>
    <style:style style:name="co11" style:family="table-column">
      <style:table-column-properties fo:break-before="auto" style:column-width="8.534cm"/>
    </style:style>
    <style:style style:name="co12" style:family="table-column">
      <style:table-column-properties fo:break-before="auto" style:column-width="12.716cm"/>
    </style:style>
    <style:style style:name="co13" style:family="table-column">
      <style:table-column-properties fo:break-before="auto" style:column-width="11.994cm"/>
    </style:style>
    <style:style style:name="co14" style:family="table-column">
      <style:table-column-properties fo:break-before="auto" style:column-width="22.269cm"/>
    </style:style>
    <style:style style:name="co15" style:family="table-column">
      <style:table-column-properties fo:break-before="auto" style:column-width="12.312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3.141cm"/>
    </style:style>
    <style:style style:name="co18" style:family="table-column">
      <style:table-column-properties fo:break-before="auto" style:column-width="5.987cm"/>
    </style:style>
    <style:style style:name="co19" style:family="table-column">
      <style:table-column-properties fo:break-before="auto" style:column-width="3.036cm"/>
    </style:style>
    <style:style style:name="co20" style:family="table-column">
      <style:table-column-properties fo:break-before="auto" style:column-width="3.438cm"/>
    </style:style>
    <style:style style:name="co21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8.054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741cm" fo:break-before="auto" style:use-optimal-row-height="true"/>
    </style:style>
    <style:style style:name="ro8" style:family="table-row">
      <style:table-row-properties style:row-height="2.591cm" fo:break-before="auto" style:use-optimal-row-height="true"/>
    </style:style>
    <style:style style:name="ro9" style:family="table-row">
      <style:table-row-properties style:row-height="6.779cm" fo:break-before="auto" style:use-optimal-row-height="false"/>
    </style:style>
    <style:style style:name="ro10" style:family="table-row">
      <style:table-row-properties style:row-height="1.593cm" fo:break-before="auto" style:use-optimal-row-height="true"/>
    </style:style>
    <style:style style:name="ro11" style:family="table-row">
      <style:table-row-properties style:row-height="2.295cm" fo:break-before="auto" style:use-optimal-row-height="true"/>
    </style:style>
    <style:style style:name="ro12" style:family="table-row">
      <style:table-row-properties style:row-height="4.695cm" fo:break-before="auto" style:use-optimal-row-height="true"/>
    </style:style>
    <style:style style:name="ro13" style:family="table-row">
      <style:table-row-properties style:row-height="4.994cm" fo:break-before="auto" style:use-optimal-row-height="true"/>
    </style:style>
    <style:style style:name="ro14" style:family="table-row">
      <style:table-row-properties style:row-height="1.445cm" fo:break-before="auto" style:use-optimal-row-height="true"/>
    </style:style>
    <style:style style:name="ro15" style:family="table-row">
      <style:table-row-properties style:row-height="2.995cm" fo:break-before="auto" style:use-optimal-row-height="true"/>
    </style:style>
    <style:style style:name="ro16" style:family="table-row">
      <style:table-row-properties style:row-height="0.827cm" fo:break-before="auto" style:use-optimal-row-height="fals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4.292cm" fo:break-before="auto" style:use-optimal-row-height="true"/>
    </style:style>
    <style:style style:name="ro19" style:family="table-row">
      <style:table-row-properties style:row-height="12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9" style:family="table-cell" style:parent-style-name="Default">
      <style:text-properties fo:font-size="18pt" style:font-name-asian="微軟正黑體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15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1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2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2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1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-1,</text:span></text:p>
            <text:p><text:tab/><text:tab/><text:tab/><text:span text:style-name="T1">"Y":-1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><text:span text:style-name="T2"/></text:p>
          </table:table-cell>
          <table:table-cell table:number-columns-repeated="16383"/>
        </table:table-row>
        <table:table-row table:style-name="ro5">
          <table:table-cell table:style-name="ce4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放置在頁面的座標X (pixel)</text:p>
            <text:p><text:span text:style-name="T3">    -1 (*) : 置中</text:span>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<text:span text:style-name="T2">放置在頁面的座標Y (pixel)</text:span></text:p>
            <text:p><text:span text:style-name="T3">    -1 (*) : Y值遞增接續列印</text:span></text:p>
            <text:p><text:span text:style-name="T4">    -2      : 同前</text:span><text:span text:style-name="T3">元件值</text:span></text:p>
          </table:table-cell>
        </table:table-row>
        <table:table-row table:style-name="ro7">
          <table:table-cell office:value-type="string" calcext:value-type="string">
            <text:p>Width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元件寬度 (pixel)</text:p>
            <text:p><text:span text:style-name="T2">     </text:span><text:span text:style-name="T1">-1 (*) : 不確定</text:span></text:p>
          </table:table-cell>
        </table:table-row>
        <table:table-row table:style-name="ro7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元件高度 (pixel)</text:p>
            <text:p>     <text:span text:style-name="T3">-1 (*) : 不確定</text:span>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</table:table-row>
        <table:table-row table:style-name="ro9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ge" table:style-name="ta1"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9" office:value-type="string" calcext:value-type="string">
            <text:p>其他資訊</text:p>
          </table:table-cell>
          <table:table-cell/>
        </table:table-row>
        <table:table-row table:style-name="ro10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8" office:value-type="string" calcext:value-type="string">
            <text:p>紙張間距(貼紙)</text:p>
            <text:p>0 (*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不同印表機繪圖指令縮放比例</text:p>
            <text:p>1 (*)  <text:span text:style-name="T5">203dpi</text:span></text:p>
          </table:table-cell>
          <table:table-cell table:style-name="ce4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  <table:table-cell/>
        </table:table-row>
        <table:table-row table:style-name="ro13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10" office:value-type="string" calcext:value-type="string">
            <text:p><text:span text:style-name="T2">四倍字 : </text:span><text:span text:style-name="T6">new Font("新細明體",40) ; </text:span><text:span text:style-name="T7">Height =13mm</text:span></text:p>
            <text:p><text:span text:style-name="T2">雙倍字</text:span><text:span text:style-name="T8"> : </text:span><text:span text:style-name="T9">new Font("新細明體",28) ; </text:span><text:span text:style-name="T10">Height =11mm</text:span></text:p>
            <text:p><text:span text:style-name="T2">單倍字 : </text:span><text:span text:style-name="T6">new Font("新細明體", 13) ; </text:span><text:span text:style-name="T7">Height =5mm</text:span></text:p>
            <text:p><text:span text:style-name="T2">一般字 : </text:span><text:span text:style-name="T6">new Font("新細明體", 9) ; </text:span><text:span text:style-name="T7">Height =3mm</text:span></text:p>
            <text:p>---------------------------------------------------</text:p>
            <text:p><text:span text:style-name="T2">電子發票標題 : </text:span><text:span text:style-name="T6">new Font("新細明體", 16) ; </text:span><text:span text:style-name="T7">Height =6mm</text:span></text:p>
          </table:table-cell>
          <table:table-cell/>
        </table:table-row>
        <table:table-row table:style-name="ro14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蜂鳴器<text:span text:style-name="T3"> (額外送ESC 指令)</text:span></text:p>
          </table:table-cell>
          <table:table-cell/>
        </table:table-row>
        <table:table-row table:style-name="ro14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外接蜂鳴器<text:span text:style-name="T3"> (額外送ESC 指令)</text:span>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Label" table:style-name="ta1"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5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Center (*)</text:p>
          </table:table-cell>
        </table:table-row>
        <table:table-row table:style-name="ro15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1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2">N (*)</text:span></text:p>
          </table:table-cell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6">
          <table:table-cell table:number-columns-repeated="2"/>
          <table:table-cell table:style-name="ce4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xt" table:style-name="ta1"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5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</table:table-row>
        <table:table-row table:style-name="ro15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1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2">N (*)</text:span>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</table:table-row>
        <table:table-row table:style-name="ro16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QrCode" table:style-name="ta1"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8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</table:table-row>
        <table:table-row table:style-name="ro16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6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BarCode" table:style-name="ta1">
        <table:table-column table:style-name="co3" table:default-cell-style-name="ce3"/>
        <table:table-column table:style-name="co4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</table:table-row>
        <table:table-row table:style-name="ro16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6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Image" table:style-name="ta1">
        <table:table-column table:style-name="co3" table:default-cell-style-name="ce3"/>
        <table:table-column table:style-name="co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6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6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Line" table:style-name="ta1"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1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方向:</text:p>
            <text:p><text:span text:style-name="T2">X (*)</text:span></text:p>
            <text:p>Y</text:p>
          </table:table-cell>
        </table:table-row>
        <table:table-row table:style-name="ro11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0">
          <table:table-cell office:value-type="string" calcext:value-type="string">
            <text:p>Symbol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顯示符號</text:p>
            <text:p><text:span text:style-name="T3">-  (*)</text:span></text:p>
          </table:table-cell>
        </table:table-row>
        <table:table-row table:style-name="ro16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DataRows" table:style-name="ta1">
        <table:table-column table:style-name="co3" table:default-cell-style-name="ce16"/>
        <table:table-column table:style-name="co4" table:default-cell-style-name="ce16"/>
        <table:table-column table:style-name="co10" table:default-cell-style-name="ce16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</table:table-row>
        <table:table-row table:style-name="ro16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陣列根名稱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</table:table-row>
        <table:table-row table:style-name="ro1">
          <table:table-cell table:number-columns-repeated="3"/>
        </table:table-row>
        <table:table-row table:style-name="ro16">
          <table:table-cell table:number-columns-repeated="2"/>
          <table:table-cell table:style-name="ce17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換算公式(pixel)_(mm)" table:style-name="ta1">
        <table:table-column table:style-name="co16" table:default-cell-style-name="ce15"/>
        <table:table-column table:style-name="co2" table:default-cell-style-name="ce15"/>
        <table:table-column table:style-name="co17" table:default-cell-style-name="ce15"/>
        <table:table-column table:style-name="co18" table:default-cell-style-name="ce19"/>
        <table:table-column table:style-name="co19" table:default-cell-style-name="ce21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number-columns-repeated="16375" table:default-cell-style-name="ce15"/>
        <table:table-row table:style-name="ro17">
          <table:table-cell office:value-type="string" calcext:value-type="string">
            <text:p><text:span text:style-name="T11">像素</text:span><text:span text:style-name="T12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1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1">像素</text:span><text:span text:style-name="T12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2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20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3:23:56.10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07T17:12:48.351000000</dc:date>
    <meta:editing-duration>P1DT11H51M10S</meta:editing-duration>
    <meta:editing-cycles>177</meta:editing-cycles>
    <meta:generator>LibreOffice/24.2.3.2$Windows_x86 LibreOffice_project/433d9c2ded56988e8a90e6b2e771ee4e6a5ab2ba</meta:generator>
    <meta:document-statistic meta:table-count="11" meta:cell-count="401" meta:object-count="0"/>
  </office:meta>
</office:document-meta>
</file>